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14cm" fo:min-width="0.02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4.32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366cm" fo:min-width="2.13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366cm" fo:min-width="2.319cm"/>
      <style:paragraph-properties style:writing-mode="lr-tb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0.366cm" fo:min-width="2.309cm"/>
      <style:paragraph-properties style:writing-mode="lr-tb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0.366cm" fo:min-width="2.319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objectwithoutfill">
      <style:graphic-properties draw:marker-end="Arrowheads_20_2" draw:marker-end-width="0.3cm" draw:fill="none" draw:textarea-vertical-align="middle"/>
    </style:style>
    <style:style style:name="gr9" style:family="graphic" style:parent-style-name="objectwithoutfill">
      <style:graphic-properties draw:marker-end="Arrowheads_20_3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367cm" fo:min-width="3.3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366cm" fo:min-width="3.31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366cm" fo:min-width="2.357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365cm" fo:min-width="3.3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17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366cm" fo:min-width="2.37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235cm" fo:min-width="2.37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365cm" fo:min-width="2.37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366cm" fo:min-width="2.367cm"/>
      <style:paragraph-properties style:writing-mode="lr-tb"/>
    </style:style>
    <style:style style:name="gr19" style:family="graphic" style:parent-style-name="objectwithoutfill">
      <style:graphic-properties draw:marker-end="Arrowheads_20_16" draw:marker-end-width="0.3cm" draw:fill="none" draw:textarea-vertical-align="middle"/>
    </style:style>
    <style:style style:name="gr20" style:family="graphic" style:parent-style-name="objectwithoutfill">
      <style:graphic-properties draw:marker-end="Arrowheads_20_17" draw:marker-end-width="0.3cm" draw:fill="none" draw:textarea-vertical-align="middle"/>
    </style:style>
    <style:style style:name="gr21" style:family="graphic" style:parent-style-name="objectwithoutfill">
      <style:graphic-properties draw:marker-end="Arrowheads_20_19" draw:marker-end-width="0.3cm" draw:fill="none" draw:textarea-vertical-align="middle"/>
    </style:style>
    <style:style style:name="gr22" style:family="graphic" style:parent-style-name="objectwithoutfill">
      <style:graphic-properties draw:marker-end="Arrowheads_20_21" draw:marker-end-width="0.3cm" draw:fill="none" draw:textarea-vertical-align="middle"/>
    </style:style>
    <style:style style:name="gr23" style:family="graphic" style:parent-style-name="objectwithoutfill">
      <style:graphic-properties draw:marker-end="Arrowheads_20_22" draw:marker-end-width="0.3cm" draw:fill="none" draw:textarea-vertical-align="middle"/>
    </style:style>
    <style:style style:name="gr24" style:family="graphic" style:parent-style-name="objectwithoutfill">
      <style:graphic-properties draw:marker-end="Arrowheads_20_23" draw:marker-end-width="0.3cm" draw:fill="none" draw:textarea-vertical-align="middle"/>
    </style:style>
    <style:style style:name="gr25" style:family="graphic" style:parent-style-name="objectwithoutfill">
      <style:graphic-properties draw:marker-end="Arrowheads_20_24" draw:marker-end-width="0.3cm" draw:fill="none" draw:textarea-vertical-align="middle"/>
    </style:style>
    <style:style style:name="gr26" style:family="graphic" style:parent-style-name="standard">
      <style:graphic-properties draw:textarea-horizontal-align="justify" draw:textarea-vertical-align="middle" draw:auto-grow-height="false" fo:min-height="0.365cm" fo:min-width="2.385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365cm" fo:min-width="2.357cm"/>
      <style:paragraph-properties style:writing-mode="lr-tb"/>
    </style:style>
    <style:style style:name="gr28" style:family="graphic" style:parent-style-name="objectwithoutfill">
      <style:graphic-properties draw:marker-end="Arrowheads_20_31" draw:marker-end-width="0.3cm" draw:fill="none" draw:textarea-vertical-align="middle"/>
    </style:style>
    <style:style style:name="gr29" style:family="graphic" style:parent-style-name="objectwithoutfill">
      <style:graphic-properties draw:marker-end="Arrowheads_20_32" draw:marker-end-width="0.3cm" draw:fill="none" draw:textarea-vertical-align="middle"/>
    </style:style>
    <style:style style:name="gr30" style:family="graphic" style:parent-style-name="objectwithoutfill">
      <style:graphic-properties draw:marker-end="Arrowheads_20_33" draw:marker-end-width="0.3cm" draw:fill="none" draw:textarea-vertical-align="middle"/>
    </style:style>
    <style:style style:name="gr31" style:family="graphic" style:parent-style-name="standard">
      <style:graphic-properties draw:textarea-horizontal-align="justify" draw:textarea-vertical-align="middle" draw:auto-grow-height="false" fo:min-height="0.366cm" fo:min-width="2.358cm"/>
      <style:paragraph-properties style:writing-mode="lr-tb"/>
    </style:style>
    <style:style style:name="gr32" style:family="graphic" style:parent-style-name="objectwithoutfill">
      <style:graphic-properties draw:marker-end="Arrowheads_20_34" draw:marker-end-width="0.3cm" draw:fill="none" draw:textarea-vertical-align="middle"/>
    </style:style>
    <style:style style:name="gr33" style:family="graphic" style:parent-style-name="objectwithoutfill">
      <style:graphic-properties draw:marker-end="Arrowheads_20_35" draw:marker-end-width="0.3cm" draw:fill="none" draw:textarea-vertical-align="middle"/>
    </style:style>
    <style:style style:name="gr34" style:family="graphic" style:parent-style-name="objectwithoutfill">
      <style:graphic-properties draw:marker-end="Arrowheads_20_36" draw:marker-end-width="0.3cm" draw:fill="none" draw:textarea-vertical-align="middle"/>
    </style:style>
    <style:style style:name="gr35" style:family="graphic" style:parent-style-name="objectwithoutfill">
      <style:graphic-properties draw:marker-end="Arrowheads_20_37" draw:marker-end-width="0.3cm" draw:fill="none" draw:textarea-vertical-align="middle"/>
    </style:style>
    <style:style style:name="gr36" style:family="graphic" style:parent-style-name="standard" style:list-style-name="L1">
      <style:graphic-properties draw:textarea-horizontal-align="justify" draw:textarea-vertical-align="middle" draw:auto-grow-height="false" fo:min-height="0.365cm" fo:min-width="2.375cm"/>
      <style:paragraph-properties style:writing-mode="lr-tb"/>
    </style:style>
    <style:style style:name="gr37" style:family="graphic" style:parent-style-name="objectwithoutfill">
      <style:graphic-properties draw:marker-end="Arrowheads_20_38" draw:marker-end-width="0.3cm" draw:fill="none" draw:textarea-vertical-align="middle"/>
    </style:style>
    <style:style style:name="gr38" style:family="graphic" style:parent-style-name="objectwithoutfill">
      <style:graphic-properties draw:marker-end="Arrowheads_20_39" draw:marker-end-width="0.3cm" draw:fill="none" draw:textarea-vertical-align="middle"/>
    </style:style>
    <style:style style:name="gr39" style:family="graphic" style:parent-style-name="objectwithoutfill">
      <style:graphic-properties draw:marker-end="Arrowheads_20_40" draw:marker-end-width="0.3cm" draw:fill="none" draw:textarea-vertical-align="middle"/>
    </style:style>
    <style:style style:name="gr40" style:family="graphic" style:parent-style-name="standard" style:list-style-name="L1">
      <style:graphic-properties draw:textarea-horizontal-align="justify" draw:textarea-vertical-align="middle" draw:auto-grow-height="false" fo:min-height="0.365cm" fo:min-width="2.375cm"/>
      <style:paragraph-properties style:writing-mode="lr-tb"/>
    </style:style>
    <style:style style:name="gr41" style:family="graphic" style:parent-style-name="objectwithoutfill">
      <style:graphic-properties draw:marker-end="Arrowheads_20_41" draw:marker-end-width="0.3cm" draw:fill="none" draw:textarea-vertical-align="middle"/>
    </style:style>
    <style:style style:name="gr42" style:family="graphic" style:parent-style-name="objectwithoutfill">
      <style:graphic-properties draw:marker-end="Arrowheads_20_42" draw:marker-end-width="0.3cm" draw:fill="none" draw:textarea-vertical-align="middle"/>
    </style:style>
    <style:style style:name="gr43" style:family="graphic" style:parent-style-name="objectwithoutfill">
      <style:graphic-properties draw:marker-end="Arrowheads_20_43" draw:marker-end-width="0.3cm" draw:fill="none" draw:textarea-vertical-align="middle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0.365cm" fo:min-width="2.375cm"/>
      <style:paragraph-properties style:writing-mode="lr-tb"/>
    </style:style>
    <style:style style:name="gr45" style:family="graphic" style:parent-style-name="standard" style:list-style-name="L1">
      <style:graphic-properties draw:textarea-horizontal-align="justify" draw:textarea-vertical-align="middle" draw:auto-grow-height="false" fo:min-height="0.365cm" fo:min-width="2.375cm"/>
      <style:paragraph-properties style:writing-mode="lr-tb"/>
    </style:style>
    <style:style style:name="gr46" style:family="graphic" style:parent-style-name="standard" style:list-style-name="L1">
      <style:graphic-properties draw:textarea-horizontal-align="justify" draw:textarea-vertical-align="middle" draw:auto-grow-height="false" fo:min-height="0.365cm" fo:min-width="2.375cm"/>
      <style:paragraph-properties style:writing-mode="lr-tb"/>
    </style:style>
    <style:style style:name="gr47" style:family="graphic" style:parent-style-name="objectwithoutfill">
      <style:graphic-properties draw:marker-end="Arrowheads_20_44" draw:marker-end-width="0.3cm" draw:fill="none" draw:textarea-vertical-align="middle"/>
    </style:style>
    <style:style style:name="gr48" style:family="graphic" style:parent-style-name="objectwithoutfill">
      <style:graphic-properties draw:marker-end="Arrowheads_20_45" draw:marker-end-width="0.3cm" draw:fill="none" draw:textarea-vertical-align="middle"/>
    </style:style>
    <style:style style:name="gr49" style:family="graphic" style:parent-style-name="objectwithoutfill">
      <style:graphic-properties draw:marker-end="Arrowheads_20_46" draw:marker-end-width="0.3cm" draw:fill="none" draw:textarea-vertical-align="middle"/>
    </style:style>
    <style:style style:name="gr50" style:family="graphic" style:parent-style-name="objectwithoutfill">
      <style:graphic-properties draw:marker-end="Arrowheads_20_47" draw:marker-end-width="0.3cm" draw:fill="none" draw:textarea-vertical-align="middle"/>
    </style:style>
    <style:style style:name="gr51" style:family="graphic" style:parent-style-name="objectwithoutfill">
      <style:graphic-properties draw:marker-end="Arrowheads_20_48" draw:marker-end-width="0.3cm" draw:fill="none" draw:textarea-vertical-align="middle"/>
    </style:style>
    <style:style style:name="gr52" style:family="graphic" style:parent-style-name="objectwithoutfill">
      <style:graphic-properties draw:marker-end="Arrowheads_20_49" draw:marker-end-width="0.3cm" draw:fill="none" draw:textarea-vertical-align="middle"/>
    </style:style>
    <style:style style:name="gr53" style:family="graphic" style:parent-style-name="standard">
      <style:graphic-properties draw:textarea-horizontal-align="justify" draw:textarea-vertical-align="middle" draw:auto-grow-height="false" fo:min-height="0.309cm" fo:min-width="3.794cm"/>
      <style:paragraph-properties style:writing-mode="lr-tb"/>
    </style:style>
    <style:style style:name="gr54" style:family="graphic" style:parent-style-name="standard">
      <style:graphic-properties draw:textarea-horizontal-align="justify" draw:textarea-vertical-align="middle" draw:auto-grow-height="false" fo:min-height="0.365cm" fo:min-width="3.756cm"/>
      <style:paragraph-properties style:writing-mode="lr-tb"/>
    </style:style>
    <style:style style:name="gr55" style:family="graphic" style:parent-style-name="objectwithoutfill">
      <style:graphic-properties draw:marker-end="Arrowheads_20_50" draw:marker-end-width="0.3cm" draw:fill="none" draw:textarea-vertical-align="middle"/>
    </style:style>
    <style:style style:name="gr56" style:family="graphic" style:parent-style-name="objectwithoutfill">
      <style:graphic-properties draw:marker-end="Arrowheads_20_51" draw:marker-end-width="0.3cm" draw:fill="none" draw:textarea-vertical-align="middle"/>
    </style:style>
    <style:style style:name="gr57" style:family="graphic" style:parent-style-name="standard">
      <style:graphic-properties draw:textarea-horizontal-align="justify" draw:textarea-vertical-align="middle" draw:auto-grow-height="false" fo:min-height="0.325cm" fo:min-width="3.783cm"/>
      <style:paragraph-properties style:writing-mode="lr-tb"/>
    </style:style>
    <style:style style:name="gr58" style:family="graphic" style:parent-style-name="standard">
      <style:graphic-properties draw:textarea-horizontal-align="justify" draw:textarea-vertical-align="middle" draw:auto-grow-height="false" fo:min-height="0.288cm" fo:min-width="3.794cm"/>
      <style:paragraph-properties style:writing-mode="lr-tb"/>
    </style:style>
    <style:style style:name="gr59" style:family="graphic" style:parent-style-name="objectwithoutfill">
      <style:graphic-properties draw:marker-end="Arrowheads_20_52" draw:marker-end-width="0.3cm" draw:fill="none" draw:textarea-vertical-align="middle"/>
    </style:style>
    <style:style style:name="gr60" style:family="graphic" style:parent-style-name="objectwithoutfill">
      <style:graphic-properties draw:marker-end="Arrowheads_20_53" draw:marker-end-width="0.3cm" draw:fill="none" draw:textarea-vertical-align="middle"/>
    </style:style>
    <style:style style:name="gr61" style:family="graphic" style:parent-style-name="objectwithoutfill">
      <style:graphic-properties draw:marker-end="Arrowheads_20_54" draw:marker-end-width="0.3cm" draw:fill="none" draw:textarea-vertical-align="middle"/>
    </style:style>
    <style:style style:name="gr62" style:family="graphic" style:parent-style-name="objectwithoutfill">
      <style:graphic-properties draw:marker-end="Arrowheads_20_55" draw:marker-end-width="0.3cm" draw:fill="none" draw:textarea-vertical-align="middle"/>
    </style:style>
    <style:style style:name="gr63" style:family="graphic" style:parent-style-name="objectwithoutfill">
      <style:graphic-properties draw:marker-end="Arrowheads_20_57" draw:marker-end-width="0.3cm" draw:fill="none" draw:textarea-vertical-align="middle"/>
    </style:style>
    <style:style style:name="gr64" style:family="graphic" style:parent-style-name="standard" style:list-style-name="L1">
      <style:graphic-properties draw:textarea-horizontal-align="justify" draw:textarea-vertical-align="middle" draw:auto-grow-height="false" fo:min-height="0.365cm" fo:min-width="2.375cm"/>
      <style:paragraph-properties style:writing-mode="lr-tb"/>
    </style:style>
    <style:style style:name="gr65" style:family="graphic" style:parent-style-name="objectwithoutfill">
      <style:graphic-properties draw:marker-end="Arrowheads_20_58" draw:marker-end-width="0.3cm" draw:fill="none" draw:textarea-vertical-align="middle"/>
    </style:style>
    <style:style style:name="gr66" style:family="graphic" style:parent-style-name="objectwithoutfill">
      <style:graphic-properties draw:marker-end="Arrowheads_20_59" draw:marker-end-width="0.3cm" draw:fill="none" draw:textarea-vertical-align="middle"/>
    </style:style>
    <style:style style:name="gr67" style:family="graphic" style:parent-style-name="objectwithoutfill">
      <style:graphic-properties draw:marker-end="Arrowheads_20_60" draw:marker-end-width="0.3cm" draw:fill="none" draw:textarea-vertical-align="middle"/>
    </style:style>
    <style:style style:name="gr68" style:family="graphic" style:parent-style-name="standard">
      <style:graphic-properties draw:textarea-vertical-align="middle"/>
    </style:style>
    <style:style style:name="gr6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0" style:family="graphic" style:parent-style-name="standard">
      <style:graphic-properties draw:textarea-horizontal-align="justify" draw:textarea-vertical-align="middle" draw:auto-grow-height="false" fo:min-height="0.385cm" fo:min-width="2.158cm"/>
      <style:paragraph-properties style:writing-mode="lr-tb"/>
    </style:style>
    <style:style style:name="gr71" style:family="graphic" style:parent-style-name="objectwithoutfill">
      <style:graphic-properties draw:marker-end="Arrowheads_20_61" draw:marker-end-width="0.3cm" draw:fill="none" draw:textarea-vertical-align="middle"/>
    </style:style>
    <style:style style:name="gr72" style:family="graphic" style:parent-style-name="objectwithoutfill">
      <style:graphic-properties draw:marker-end="Arrowheads_20_62" draw:marker-end-width="0.3cm" draw:fill="none" draw:textarea-vertical-align="middle"/>
    </style:style>
    <style:style style:name="gr73" style:family="graphic" style:parent-style-name="objectwithoutfill">
      <style:graphic-properties draw:marker-end="Arrowheads_20_63" draw:marker-end-width="0.3cm" draw:fill="none" draw:textarea-vertical-align="middle"/>
    </style:style>
    <style:style style:name="gr74" style:family="graphic" style:parent-style-name="standard">
      <style:graphic-properties draw:textarea-horizontal-align="justify" draw:textarea-vertical-align="middle" draw:auto-grow-height="false" fo:min-height="1.18cm" fo:min-width="2.992cm"/>
      <style:paragraph-properties style:writing-mode="lr-tb"/>
    </style:style>
    <style:style style:name="gr75" style:family="graphic" style:parent-style-name="standard" style:list-style-name="L3">
      <style:graphic-properties draw:textarea-horizontal-align="justify" draw:textarea-vertical-align="middle" draw:auto-grow-height="false" fo:min-height="1.808cm" fo:min-width="2.98cm"/>
      <style:paragraph-properties style:writing-mode="lr-tb"/>
    </style:style>
    <style:style style:name="gr76" style:family="graphic" style:parent-style-name="objectwithoutfill">
      <style:graphic-properties draw:marker-end="Arrowheads_20_64" draw:marker-end-width="0.3cm" draw:fill="none" draw:textarea-vertical-align="middle"/>
    </style:style>
    <style:style style:name="gr77" style:family="graphic" style:parent-style-name="objectwithoutfill">
      <style:graphic-properties draw:marker-end="Arrowheads_20_65" draw:marker-end-width="0.3cm" draw:fill="none" draw:textarea-vertical-align="middle"/>
    </style:style>
    <style:style style:name="gr78" style:family="graphic" style:parent-style-name="objectwithoutfill">
      <style:graphic-properties draw:marker-end="Arrowheads_20_66" draw:marker-end-width="0.3cm" draw:fill="none" draw:textarea-vertical-align="middle"/>
    </style:style>
    <style:style style:name="gr79" style:family="graphic" style:parent-style-name="objectwithoutfill">
      <style:graphic-properties draw:marker-end="Arrowheads_20_67" draw:marker-end-width="0.3cm" draw:fill="none" draw:textarea-vertical-align="middle"/>
    </style:style>
    <style:style style:name="gr80" style:family="graphic" style:parent-style-name="objectwithoutfill">
      <style:graphic-properties draw:marker-end="Arrowheads_20_68" draw:marker-end-width="0.3cm" draw:fill="none" draw:textarea-vertical-align="middle"/>
    </style:style>
    <style:style style:name="gr81" style:family="graphic" style:parent-style-name="standard" style:list-style-name="L2">
      <style:graphic-properties draw:textarea-horizontal-align="justify" draw:textarea-vertical-align="middle" draw:auto-grow-height="false" fo:min-height="1.407cm" fo:min-width="2.992cm"/>
      <style:paragraph-properties style:writing-mode="lr-tb"/>
    </style:style>
    <style:style style:name="gr82" style:family="graphic" style:parent-style-name="objectwithoutfill">
      <style:graphic-properties draw:marker-end="Arrowheads_20_70" draw:marker-end-width="0.3cm" draw:fill="none" draw:textarea-vertical-align="middle"/>
    </style:style>
    <style:style style:name="gr83" style:family="graphic" style:parent-style-name="objectwithoutfill">
      <style:graphic-properties draw:marker-end="Arrowheads_20_72" draw:marker-end-width="0.3cm" draw:fill="none" draw:textarea-vertical-align="middle"/>
    </style:style>
    <style:style style:name="gr84" style:family="graphic" style:parent-style-name="objectwithoutfill">
      <style:graphic-properties draw:marker-end="Arrowheads_20_73" draw:marker-end-width="0.3cm" draw:fill="none" draw:textarea-vertical-align="middle"/>
    </style:style>
    <style:style style:name="gr85" style:family="graphic" style:parent-style-name="objectwithoutfill">
      <style:graphic-properties draw:marker-end="Arrowheads_20_74" draw:marker-end-width="0.3cm" draw:fill="none" draw:textarea-vertical-align="middle"/>
    </style:style>
    <style:style style:name="gr86" style:family="graphic" style:parent-style-name="objectwithoutfill">
      <style:graphic-properties draw:marker-end="Arrowheads_20_75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9pt" style:font-size-asian="9pt" style:font-size-complex="9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style:font-size-asian="9pt" style:font-size-complex="9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  <style:text-properties fo:font-size="7pt" style:font-size-asian="7pt" style:font-size-complex="7pt"/>
    </style:style>
    <style:style style:name="P12" style:family="paragraph">
      <style:paragraph-properties fo:text-align="start"/>
      <style:text-properties fo:font-size="7pt" style:font-size-asian="7pt" style:font-size-complex="7pt"/>
    </style:style>
    <style:style style:name="P13" style:family="paragraph">
      <style:paragraph-properties fo:text-align="start"/>
      <style:text-properties fo:font-weight="bold" style:font-weight-asian="bold" style:font-weight-complex="bold"/>
    </style:style>
    <style:style style:name="P14" style:family="paragraph">
      <style:paragraph-properties fo:text-align="start"/>
      <style:text-properties fo:font-size="7pt" fo:font-weight="bold" style:font-size-asian="7pt" style:font-weight-asian="bold" style:font-size-complex="7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text-position="super 58%" fo:font-size="9pt" style:font-size-asian="9pt" style:font-size-complex="9pt"/>
    </style:style>
    <style:style style:name="T6" style:family="text">
      <style:text-properties fo:font-size="7pt" fo:font-weight="bold" style:font-size-asian="7pt" style:font-weight-asian="bold" style:font-size-complex="7pt" style:font-weight-complex="bold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7pt" fo:font-weight="normal" style:font-size-asian="7pt" style:font-weight-asian="normal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739cm" svg:height="0.654cm" svg:x="1cm" svg:y="12.11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2" draw:layer="layout" svg:width="5.7cm" svg:height="0.806cm" svg:x="1.15cm" svg:y="2.215cm">
          <draw:text-box>
            <text:p><text:span text:style-name="T1">Group User : superuser</text:span></text:p>
          </draw:text-box>
        </draw:frame>
        <draw:custom-shape draw:style-name="gr3" draw:text-style-name="P3" xml:id="id2" draw:id="id2" draw:layer="layout" svg:width="2.636cm" svg:height="0.616cm" svg:x="3.579cm" svg:y="6.142cm">
          <text:p text:style-name="P3"><text:span text:style-name="T2">Service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2.819cm" svg:height="0.616cm" svg:x="3.578cm" svg:y="18.205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4" draw:id="id4" draw:layer="layout" svg:width="2.809cm" svg:height="0.616cm" svg:x="3.588cm" svg:y="19.027cm">
          <text:p text:style-name="P4"><text:span text:style-name="T2">Prefference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5" draw:id="id35" draw:layer="layout" svg:width="2.819cm" svg:height="0.616cm" svg:x="3.578cm" svg:y="19.849cm">
          <text:p text:style-name="P4"><text:span text:style-name="T2">Reports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1.739cm" svg:y1="12.439cm" svg:x2="3.579cm" svg:y2="6.45cm" draw:start-shape="id1" draw:start-glue-point="10" draw:end-shape="id2" draw:end-glue-point="3" svg:d="M1739 12439h920v-5989h920" svg:viewBox="0 0 1841 5990">
          <text:p/>
        </draw:connector>
        <draw:connector draw:style-name="gr8" draw:text-style-name="P5" draw:layer="layout" svg:x1="1.739cm" svg:y1="12.439cm" svg:x2="3.578cm" svg:y2="18.513cm" draw:start-shape="id1" draw:start-glue-point="10" draw:end-shape="id3" draw:end-glue-point="3" svg:d="M1739 12439h919v6074h920" svg:viewBox="0 0 1840 6075">
          <text:p/>
        </draw:connector>
        <draw:connector draw:style-name="gr9" draw:text-style-name="P5" draw:layer="layout" svg:x1="1.739cm" svg:y1="12.439cm" svg:x2="3.588cm" svg:y2="19.335cm" draw:start-shape="id1" draw:start-glue-point="10" draw:end-shape="id4" draw:end-glue-point="3" svg:d="M1739 12439h924v6896h925" svg:viewBox="0 0 1850 6897">
          <text:p/>
        </draw:connector>
        <draw:custom-shape draw:style-name="gr10" draw:text-style-name="P3" xml:id="id5" draw:id="id5" draw:layer="layout" svg:width="3.81cm" svg:height="0.617cm" svg:x="7.266cm" svg:y="3.81cm">
          <text:p text:style-name="P3"><text:span text:style-name="T2">Projects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6" draw:id="id6" draw:layer="layout" svg:width="3.81cm" svg:height="0.616cm" svg:x="7.266cm" svg:y="8.986cm">
          <text:p text:style-name="P6"><text:span text:style-name="T3">Assesments secure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14" draw:id="id14" draw:layer="layout" svg:width="2.857cm" svg:height="0.616cm" svg:x="12.617cm" svg:y="9.983cm">
          <text:p text:style-name="P3"><text:span text:style-name="T2">Options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7" draw:id="id7" draw:layer="layout" svg:width="3.81cm" svg:height="0.615cm" svg:x="7.25cm" svg:y="13.832cm">
          <text:p text:style-name="P3"><text:span text:style-name="T2">Assessment Bussiness</text:span></text:p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4.676cm" svg:height="1.038cm" svg:x="1.152cm" svg:y="0.717cm">
          <draw:text-box>
            <text:p><text:span text:style-name="T4">Menu access</text:span></text:p>
          </draw:text-box>
        </draw:frame>
        <draw:custom-shape draw:style-name="gr15" draw:text-style-name="P3" xml:id="id8" draw:id="id8" draw:layer="layout" svg:width="2.875cm" svg:height="0.616cm" svg:x="13.04cm" svg:y="2.265cm">
          <text:p text:style-name="P3"><text:span text:style-name="T2">View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xml:id="id9" draw:id="id9" draw:layer="layout" svg:width="2.875cm" svg:height="0.485cm" svg:x="13.04cm" svg:y="3.118cm">
          <text:p text:style-name="P3"><text:span text:style-name="T2">Create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10" draw:id="id10" draw:layer="layout" svg:width="2.875cm" svg:height="0.615cm" svg:x="13.012cm" svg:y="3.809cm">
          <text:p text:style-name="P4"><text:span text:style-name="T2">Archive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11" draw:id="id11" draw:layer="layout" svg:width="2.867cm" svg:height="0.616cm" svg:x="13.048cm" svg:y="4.605cm">
          <text:p text:style-name="P3"><text:span text:style-name="T2">Options</text:span></text:p>
          <draw:enhanced-geometry svg:viewBox="0 0 21600 21600" draw:type="rectangle" draw:enhanced-path="M 0 0 L 21600 0 21600 21600 0 21600 0 0 Z N"/>
        </draw:custom-shape>
        <draw:connector draw:style-name="gr19" draw:text-style-name="P5" draw:layer="layout" svg:x1="6.215cm" svg:y1="6.45cm" svg:x2="7.266cm" svg:y2="4.118cm" draw:start-shape="id2" draw:start-glue-point="1" draw:end-shape="id5" draw:end-glue-point="3" svg:d="M6215 6450h526v-2332h525" svg:viewBox="0 0 1052 2333">
          <text:p/>
        </draw:connector>
        <draw:connector draw:style-name="gr20" draw:text-style-name="P5" draw:layer="layout" svg:x1="6.215cm" svg:y1="6.45cm" svg:x2="7.266cm" svg:y2="9.294cm" draw:start-shape="id2" draw:start-glue-point="1" draw:end-shape="id6" draw:end-glue-point="3" svg:d="M6215 6450h526v2844h525" svg:viewBox="0 0 1052 2845">
          <text:p/>
        </draw:connector>
        <draw:connector draw:style-name="gr21" draw:text-style-name="P5" draw:layer="layout" svg:x1="6.215cm" svg:y1="6.45cm" svg:x2="7.25cm" svg:y2="14.139cm" draw:start-shape="id2" draw:start-glue-point="1" draw:end-shape="id7" svg:d="M6215 6450h518v7689h517" svg:viewBox="0 0 1036 7690">
          <text:p/>
        </draw:connector>
        <draw:connector draw:style-name="gr22" draw:text-style-name="P5" draw:layer="layout" svg:x1="11.076cm" svg:y1="4.118cm" svg:x2="13.04cm" svg:y2="2.573cm" draw:start-shape="id5" draw:start-glue-point="1" draw:end-shape="id8" draw:end-glue-point="3" svg:d="M11076 4118h982v-1545h982" svg:viewBox="0 0 1965 1546">
          <text:p/>
        </draw:connector>
        <draw:connector draw:style-name="gr23" draw:text-style-name="P5" draw:layer="layout" svg:x1="11.076cm" svg:y1="4.118cm" svg:x2="13.04cm" svg:y2="3.36cm" draw:start-shape="id5" draw:start-glue-point="1" draw:end-shape="id9" draw:end-glue-point="3" svg:d="M11076 4118h982v-758h982" svg:viewBox="0 0 1965 759">
          <text:p/>
        </draw:connector>
        <draw:connector draw:style-name="gr24" draw:text-style-name="P5" draw:layer="layout" svg:x1="11.076cm" svg:y1="4.118cm" svg:x2="13.012cm" svg:y2="4.116cm" draw:start-shape="id5" draw:start-glue-point="1" draw:end-shape="id10" draw:end-glue-point="3" svg:d="M11076 4118h968v-2h968" svg:viewBox="0 0 1937 3">
          <text:p/>
        </draw:connector>
        <draw:connector draw:style-name="gr25" draw:text-style-name="P5" draw:layer="layout" svg:x1="11.076cm" svg:y1="4.118cm" svg:x2="13.048cm" svg:y2="4.913cm" draw:start-shape="id5" draw:start-glue-point="1" draw:end-shape="id11" svg:d="M11076 4118h986v795h986" svg:viewBox="0 0 1973 796">
          <text:p/>
        </draw:connector>
        <draw:custom-shape draw:style-name="gr26" draw:text-style-name="P3" xml:id="id12" draw:id="id12" draw:layer="layout" svg:width="2.885cm" svg:height="0.615cm" svg:x="12.602cm" svg:y="8.035cm">
          <text:p text:style-name="P3"><text:span text:style-name="T2">SAT Scan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xml:id="id13" draw:id="id13" draw:layer="layout" svg:width="2.857cm" svg:height="0.615cm" svg:x="12.63cm" svg:y="8.988cm">
          <text:p text:style-name="P3"><text:span text:style-name="T2">Pentest</text:span></text:p>
          <draw:enhanced-geometry svg:viewBox="0 0 21600 21600" draw:type="rectangle" draw:enhanced-path="M 0 0 L 21600 0 21600 21600 0 21600 0 0 Z N"/>
        </draw:custom-shape>
        <draw:connector draw:style-name="gr28" draw:text-style-name="P5" draw:layer="layout" svg:x1="11.076cm" svg:y1="9.294cm" svg:x2="12.602cm" svg:y2="8.342cm" draw:start-shape="id6" draw:start-glue-point="1" draw:end-shape="id12" draw:end-glue-point="3" svg:d="M11076 9294h763v-952h763" svg:viewBox="0 0 1527 953">
          <text:p/>
        </draw:connector>
        <draw:connector draw:style-name="gr29" draw:text-style-name="P5" draw:layer="layout" svg:x1="11.076cm" svg:y1="9.294cm" svg:x2="12.63cm" svg:y2="9.295cm" draw:start-shape="id6" draw:start-glue-point="1" draw:end-shape="id13" draw:end-glue-point="3" svg:d="M11076 9294h777v1h777" svg:viewBox="0 0 1555 2">
          <text:p/>
        </draw:connector>
        <draw:connector draw:style-name="gr30" draw:text-style-name="P5" draw:layer="layout" svg:x1="11.076cm" svg:y1="9.294cm" svg:x2="12.617cm" svg:y2="10.291cm" draw:start-shape="id6" draw:start-glue-point="1" draw:end-shape="id14" draw:end-glue-point="3" svg:d="M11076 9294h770v997h771" svg:viewBox="0 0 1542 998">
          <text:p/>
        </draw:connector>
        <draw:custom-shape draw:style-name="gr18" draw:text-style-name="P3" xml:id="id15" draw:id="id15" draw:layer="layout" svg:width="2.867cm" svg:height="0.616cm" svg:x="17.792cm" svg:y="1.578cm">
          <text:p text:style-name="P3"><text:span text:style-name="T2">Type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16" draw:id="id16" draw:layer="layout" svg:width="2.867cm" svg:height="0.616cm" svg:x="17.825cm" svg:y="4.009cm">
          <text:p text:style-name="P3"><text:span text:style-name="T2">Team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17" draw:id="id17" draw:layer="layout" svg:width="2.867cm" svg:height="0.616cm" svg:x="17.825cm" svg:y="6.376cm">
          <text:p text:style-name="P3"><text:span text:style-name="T2">Requirements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xml:id="id18" draw:id="id18" draw:layer="layout" svg:width="2.858cm" svg:height="0.616cm" svg:x="17.814cm" svg:y="8.761cm">
          <text:p text:style-name="P3"><text:span text:style-name="T2">Memo</text:span></text:p>
          <draw:enhanced-geometry svg:viewBox="0 0 21600 21600" draw:type="rectangle" draw:enhanced-path="M 0 0 L 21600 0 21600 21600 0 21600 0 0 Z N"/>
        </draw:custom-shape>
        <draw:connector draw:style-name="gr32" draw:text-style-name="P5" draw:layer="layout" svg:x1="15.915cm" svg:y1="4.913cm" svg:x2="17.792cm" svg:y2="1.886cm" draw:start-shape="id11" draw:start-glue-point="1" draw:end-shape="id15" draw:end-glue-point="3" svg:d="M15915 4913h938v-3027h939" svg:viewBox="0 0 1878 3028">
          <text:p/>
        </draw:connector>
        <draw:connector draw:style-name="gr33" draw:text-style-name="P5" draw:layer="layout" svg:x1="15.915cm" svg:y1="4.913cm" svg:x2="17.825cm" svg:y2="4.317cm" draw:start-shape="id11" draw:start-glue-point="1" draw:end-shape="id16" draw:end-glue-point="3" svg:d="M15915 4913h954v-596h956" svg:viewBox="0 0 1911 597">
          <text:p/>
        </draw:connector>
        <draw:connector draw:style-name="gr34" draw:text-style-name="P5" draw:layer="layout" svg:x1="15.915cm" svg:y1="4.913cm" svg:x2="17.825cm" svg:y2="6.684cm" draw:start-shape="id11" draw:start-glue-point="1" draw:end-shape="id17" draw:end-glue-point="3" svg:d="M15915 4913h954v1771h956" svg:viewBox="0 0 1911 1772">
          <text:p/>
        </draw:connector>
        <draw:connector draw:style-name="gr35" draw:text-style-name="P5" draw:layer="layout" svg:x1="15.915cm" svg:y1="4.913cm" svg:x2="17.814cm" svg:y2="9.069cm" draw:start-shape="id11" draw:start-glue-point="1" draw:end-shape="id18" draw:end-glue-point="3" svg:d="M15915 4913h949v4156h950" svg:viewBox="0 0 1900 4157">
          <text:p/>
        </draw:connector>
        <draw:custom-shape draw:style-name="gr15" draw:text-style-name="P3" xml:id="id19" draw:id="id19" draw:layer="layout" svg:width="2.875cm" svg:height="0.616cm" svg:x="22.265cm" svg:y="0.789cm">
          <text:p text:style-name="P3"><text:span text:style-name="T2">View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xml:id="id20" draw:id="id20" draw:layer="layout" svg:width="2.875cm" svg:height="0.485cm" svg:x="22.265cm" svg:y="1.642cm">
          <text:p text:style-name="P3"><text:span text:style-name="T2">Create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21" draw:id="id21" draw:layer="layout" svg:width="2.875cm" svg:height="0.615cm" svg:x="22.265cm" svg:y="2.333cm">
          <text:p text:style-name="P4"><text:span text:style-name="T2">Archive</text:span></text:p>
          <draw:enhanced-geometry svg:viewBox="0 0 21600 21600" draw:type="rectangle" draw:enhanced-path="M 0 0 L 21600 0 21600 21600 0 21600 0 0 Z N"/>
        </draw:custom-shape>
        <draw:connector draw:style-name="gr37" draw:text-style-name="P5" draw:layer="layout" svg:x1="20.659cm" svg:y1="1.886cm" svg:x2="22.265cm" svg:y2="1.097cm" draw:start-shape="id15" draw:start-glue-point="1" draw:end-shape="id19" draw:end-glue-point="3" svg:d="M20659 1886h802v-789h804" svg:viewBox="0 0 1607 790">
          <text:p/>
        </draw:connector>
        <draw:connector draw:style-name="gr38" draw:text-style-name="P5" draw:layer="layout" svg:x1="20.659cm" svg:y1="1.886cm" svg:x2="22.265cm" svg:y2="1.884cm" draw:start-shape="id15" draw:start-glue-point="1" draw:end-shape="id20" draw:end-glue-point="3" svg:d="M20659 1886h802v-2h804" svg:viewBox="0 0 1607 3">
          <text:p/>
        </draw:connector>
        <draw:connector draw:style-name="gr39" draw:text-style-name="P5" draw:layer="layout" svg:x1="20.659cm" svg:y1="1.886cm" svg:x2="22.265cm" svg:y2="2.64cm" draw:start-shape="id15" draw:start-glue-point="1" draw:end-shape="id21" draw:end-glue-point="3" svg:d="M20659 1886h802v754h804" svg:viewBox="0 0 1607 755">
          <text:p/>
        </draw:connector>
        <draw:custom-shape draw:style-name="gr15" draw:text-style-name="P3" xml:id="id22" draw:id="id22" draw:layer="layout" svg:width="2.875cm" svg:height="0.616cm" svg:x="22.237cm" svg:y="3.227cm">
          <text:p text:style-name="P3"><text:span text:style-name="T2">View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xml:id="id23" draw:id="id23" draw:layer="layout" svg:width="2.875cm" svg:height="0.485cm" svg:x="22.237cm" svg:y="4.08cm">
          <text:p text:style-name="P3"><text:span text:style-name="T2">Create</text:span></text:p>
          <draw:enhanced-geometry svg:viewBox="0 0 21600 21600" draw:type="rectangle" draw:enhanced-path="M 0 0 L 21600 0 21600 21600 0 21600 0 0 Z N"/>
        </draw:custom-shape>
        <draw:custom-shape draw:style-name="gr40" draw:text-style-name="P4" xml:id="id24" draw:id="id24" draw:layer="layout" svg:width="2.875cm" svg:height="0.615cm" svg:x="22.237cm" svg:y="4.771cm">
          <text:p text:style-name="P4"><text:span text:style-name="T2">Archive</text:span></text:p>
          <draw:enhanced-geometry svg:viewBox="0 0 21600 21600" draw:type="rectangle" draw:enhanced-path="M 0 0 L 21600 0 21600 21600 0 21600 0 0 Z N"/>
        </draw:custom-shape>
        <draw:connector draw:style-name="gr41" draw:text-style-name="P5" draw:layer="layout" svg:x1="20.692cm" svg:y1="4.317cm" svg:x2="22.237cm" svg:y2="3.535cm" draw:start-shape="id16" draw:start-glue-point="1" draw:end-shape="id22" draw:end-glue-point="3" svg:d="M20692 4317h772v-782h773" svg:viewBox="0 0 1546 783">
          <text:p/>
        </draw:connector>
        <draw:connector draw:style-name="gr42" draw:text-style-name="P5" draw:layer="layout" svg:x1="20.692cm" svg:y1="4.317cm" svg:x2="22.237cm" svg:y2="4.322cm" draw:start-shape="id16" draw:start-glue-point="1" draw:end-shape="id23" draw:end-glue-point="3" svg:d="M20692 4317h772v5h773" svg:viewBox="0 0 1546 6">
          <text:p/>
        </draw:connector>
        <draw:connector draw:style-name="gr43" draw:text-style-name="P5" draw:layer="layout" svg:x1="20.692cm" svg:y1="4.317cm" svg:x2="22.237cm" svg:y2="5.078cm" draw:start-shape="id16" draw:start-glue-point="1" draw:end-shape="id24" draw:end-glue-point="3" svg:d="M20692 4317h772v761h773" svg:viewBox="0 0 1546 762">
          <text:p/>
        </draw:connector>
        <draw:custom-shape draw:style-name="gr15" draw:text-style-name="P3" draw:layer="layout" svg:width="2.875cm" svg:height="0.616cm" svg:x="22.265cm" svg:y="0.789cm">
          <text:p text:style-name="P3"><text:span text:style-name="T2">View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2.875cm" svg:height="0.485cm" svg:x="22.265cm" svg:y="1.642cm">
          <text:p text:style-name="P3"><text:span text:style-name="T2">Create</text:span></text:p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2.875cm" svg:height="0.615cm" svg:x="22.265cm" svg:y="2.333cm">
          <text:p text:style-name="P4"><text:span text:style-name="T2">Archive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5" draw:id="id25" draw:layer="layout" svg:width="2.875cm" svg:height="0.616cm" svg:x="22.237cm" svg:y="5.585cm">
          <text:p text:style-name="P3"><text:span text:style-name="T2">View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xml:id="id26" draw:id="id26" draw:layer="layout" svg:width="2.875cm" svg:height="0.485cm" svg:x="22.237cm" svg:y="6.438cm">
          <text:p text:style-name="P3"><text:span text:style-name="T2">Create</text:span></text:p>
          <draw:enhanced-geometry svg:viewBox="0 0 21600 21600" draw:type="rectangle" draw:enhanced-path="M 0 0 L 21600 0 21600 21600 0 21600 0 0 Z N"/>
        </draw:custom-shape>
        <draw:custom-shape draw:style-name="gr45" draw:text-style-name="P4" xml:id="id27" draw:id="id27" draw:layer="layout" svg:width="2.875cm" svg:height="0.615cm" svg:x="22.237cm" svg:y="7.129cm">
          <text:p text:style-name="P4"><text:span text:style-name="T2">Archive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8" draw:id="id28" draw:layer="layout" svg:width="2.875cm" svg:height="0.616cm" svg:x="22.237cm" svg:y="7.99cm">
          <text:p text:style-name="P3"><text:span text:style-name="T2">View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xml:id="id29" draw:id="id29" draw:layer="layout" svg:width="2.875cm" svg:height="0.485cm" svg:x="22.237cm" svg:y="8.843cm">
          <text:p text:style-name="P3"><text:span text:style-name="T2">Create</text:span></text:p>
          <draw:enhanced-geometry svg:viewBox="0 0 21600 21600" draw:type="rectangle" draw:enhanced-path="M 0 0 L 21600 0 21600 21600 0 21600 0 0 Z N"/>
        </draw:custom-shape>
        <draw:custom-shape draw:style-name="gr46" draw:text-style-name="P4" xml:id="id30" draw:id="id30" draw:layer="layout" svg:width="2.875cm" svg:height="0.615cm" svg:x="22.237cm" svg:y="9.534cm">
          <text:p text:style-name="P4"><text:span text:style-name="T2">Archive</text:span></text:p>
          <draw:enhanced-geometry svg:viewBox="0 0 21600 21600" draw:type="rectangle" draw:enhanced-path="M 0 0 L 21600 0 21600 21600 0 21600 0 0 Z N"/>
        </draw:custom-shape>
        <draw:connector draw:style-name="gr47" draw:text-style-name="P5" draw:layer="layout" svg:x1="20.692cm" svg:y1="6.684cm" svg:x2="22.237cm" svg:y2="5.893cm" draw:start-shape="id17" draw:start-glue-point="1" draw:end-shape="id25" draw:end-glue-point="3" svg:d="M20692 6684h772v-791h773" svg:viewBox="0 0 1546 792">
          <text:p/>
        </draw:connector>
        <draw:connector draw:style-name="gr48" draw:text-style-name="P5" draw:layer="layout" svg:x1="20.692cm" svg:y1="6.684cm" svg:x2="22.237cm" svg:y2="6.68cm" draw:start-shape="id17" draw:start-glue-point="1" draw:end-shape="id26" draw:end-glue-point="3" svg:d="M20692 6684h772v-4h773" svg:viewBox="0 0 1546 5">
          <text:p/>
        </draw:connector>
        <draw:connector draw:style-name="gr49" draw:text-style-name="P5" draw:layer="layout" svg:x1="20.692cm" svg:y1="6.684cm" svg:x2="22.237cm" svg:y2="7.436cm" draw:start-shape="id17" draw:start-glue-point="1" draw:end-shape="id27" draw:end-glue-point="3" svg:d="M20692 6684h772v752h773" svg:viewBox="0 0 1546 753">
          <text:p/>
        </draw:connector>
        <draw:connector draw:style-name="gr50" draw:text-style-name="P5" draw:layer="layout" svg:x1="20.672cm" svg:y1="9.069cm" svg:x2="22.237cm" svg:y2="8.298cm" draw:start-shape="id18" draw:start-glue-point="1" draw:end-shape="id28" draw:end-glue-point="3" svg:d="M20672 9069h782v-771h783" svg:viewBox="0 0 1566 772">
          <text:p/>
        </draw:connector>
        <draw:connector draw:style-name="gr51" draw:text-style-name="P5" draw:layer="layout" svg:x1="20.672cm" svg:y1="9.069cm" svg:x2="22.237cm" svg:y2="9.085cm" draw:start-shape="id18" draw:start-glue-point="1" draw:end-shape="id29" draw:end-glue-point="3" svg:d="M20672 9069h782v16h783" svg:viewBox="0 0 1566 17">
          <text:p/>
        </draw:connector>
        <draw:connector draw:style-name="gr52" draw:text-style-name="P5" draw:layer="layout" svg:x1="20.672cm" svg:y1="9.069cm" svg:x2="22.237cm" svg:y2="9.841cm" draw:start-shape="id18" draw:start-glue-point="1" draw:end-shape="id30" draw:end-glue-point="3" svg:d="M20672 9069h782v772h783" svg:viewBox="0 0 1566 773">
          <text:p/>
        </draw:connector>
        <draw:custom-shape draw:style-name="gr53" draw:text-style-name="P3" xml:id="id31" draw:id="id31" draw:layer="layout" svg:width="4.294cm" svg:height="0.559cm" svg:x="12.595cm" svg:y="12.538cm">
          <text:p text:style-name="P3"><text:span text:style-name="T2">Application 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" xml:id="id32" draw:id="id32" draw:layer="layout" svg:width="4.256cm" svg:height="0.615cm" svg:x="12.604cm" svg:y="13.325cm">
          <text:p text:style-name="P3"><text:span text:style-name="T2">3</text:span><text:span text:style-name="T5">rd</text:span><text:span text:style-name="T2"> party assessment</text:span></text:p>
          <draw:enhanced-geometry svg:viewBox="0 0 21600 21600" draw:type="rectangle" draw:enhanced-path="M 0 0 L 21600 0 21600 21600 0 21600 0 0 Z N"/>
        </draw:custom-shape>
        <draw:connector draw:style-name="gr55" draw:text-style-name="P5" draw:layer="layout" svg:x1="11.06cm" svg:y1="14.139cm" svg:x2="12.595cm" svg:y2="12.817cm" draw:start-shape="id7" draw:start-glue-point="1" draw:end-shape="id31" draw:end-glue-point="3" svg:d="M11060 14139h768v-1322h767" svg:viewBox="0 0 1536 1323">
          <text:p/>
        </draw:connector>
        <draw:connector draw:style-name="gr56" draw:text-style-name="P5" draw:layer="layout" svg:x1="11.06cm" svg:y1="14.139cm" svg:x2="12.604cm" svg:y2="13.632cm" draw:start-shape="id7" draw:start-glue-point="1" draw:end-shape="id32" draw:end-glue-point="3" svg:d="M11060 14139h772v-507h772" svg:viewBox="0 0 1545 508">
          <text:p/>
        </draw:connector>
        <draw:custom-shape draw:style-name="gr57" draw:text-style-name="P3" xml:id="id33" draw:id="id33" draw:layer="layout" svg:width="4.283cm" svg:height="0.575cm" svg:x="12.592cm" svg:y="14.257cm">
          <text:p text:style-name="P3"><text:span text:style-name="T2">Data Class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" xml:id="id34" draw:id="id34" draw:layer="layout" svg:width="4.294cm" svg:height="0.538cm" svg:x="12.581cm" svg:y="15.162cm">
          <text:p text:style-name="P3"><text:span text:style-name="T2">User access <text:s/>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9" draw:text-style-name="P5" draw:layer="layout" svg:x1="11.06cm" svg:y1="14.139cm" svg:x2="12.592cm" svg:y2="14.544cm" draw:start-shape="id7" draw:start-glue-point="1" draw:end-shape="id33" draw:end-glue-point="3" svg:d="M11060 14139h766v405h766" svg:viewBox="0 0 1533 406">
          <text:p/>
        </draw:connector>
        <draw:connector draw:style-name="gr60" draw:text-style-name="P5" draw:layer="layout" svg:x1="11.06cm" svg:y1="14.139cm" svg:x2="12.581cm" svg:y2="15.431cm" draw:start-shape="id7" draw:start-glue-point="1" draw:end-shape="id34" draw:end-glue-point="3" svg:d="M11060 14139h761v1292h760" svg:viewBox="0 0 1522 1293">
          <text:p/>
        </draw:connector>
        <draw:connector draw:style-name="gr61" draw:text-style-name="P5" draw:layer="layout" svg:x1="1.739cm" svg:y1="12.439cm" svg:x2="3.578cm" svg:y2="20.157cm" draw:start-shape="id1" draw:start-glue-point="10" draw:end-shape="id35" draw:end-glue-point="3" svg:d="M1739 12439h919v7718h920" svg:viewBox="0 0 1840 7719">
          <text:p/>
        </draw:connector>
        <draw:custom-shape draw:style-name="gr13" draw:text-style-name="P3" xml:id="id36" draw:id="id36" draw:layer="layout" svg:width="3.81cm" svg:height="0.615cm" svg:x="7.232cm" svg:y="16.797cm">
          <text:p text:style-name="P3"><text:span text:style-name="T2">Compliances</text:span></text:p>
          <draw:enhanced-geometry svg:viewBox="0 0 21600 21600" draw:type="rectangle" draw:enhanced-path="M 0 0 L 21600 0 21600 21600 0 21600 0 0 Z N"/>
        </draw:custom-shape>
        <draw:connector draw:style-name="gr62" draw:text-style-name="P5" draw:layer="layout" svg:x1="6.215cm" svg:y1="6.45cm" svg:x2="7.232cm" svg:y2="17.104cm" draw:start-shape="id2" draw:start-glue-point="1" draw:end-shape="id36" draw:end-glue-point="3" svg:d="M6215 6450h509v10654h508" svg:viewBox="0 0 1018 10655">
          <text:p/>
        </draw:connector>
        <draw:custom-shape draw:style-name="gr12" draw:text-style-name="P3" xml:id="id37" draw:id="id37" draw:layer="layout" svg:width="2.857cm" svg:height="0.616cm" svg:x="18.445cm" svg:y="16.716cm">
          <text:p text:style-name="P3"><text:span text:style-name="T2">Memo</text:span></text:p>
          <draw:enhanced-geometry svg:viewBox="0 0 21600 21600" draw:type="rectangle" draw:enhanced-path="M 0 0 L 21600 0 21600 21600 0 21600 0 0 Z N"/>
        </draw:custom-shape>
        <draw:connector draw:style-name="gr63" draw:text-style-name="P5" draw:layer="layout" svg:x1="16.875cm" svg:y1="15.431cm" svg:x2="18.445cm" svg:y2="17.024cm" draw:start-shape="id34" draw:start-glue-point="1" draw:end-shape="id37" draw:end-glue-point="3" svg:d="M16875 15431h785v1593h785" svg:viewBox="0 0 1571 1594">
          <text:p/>
        </draw:connector>
        <draw:custom-shape draw:style-name="gr15" draw:text-style-name="P3" xml:id="id38" draw:id="id38" draw:layer="layout" svg:width="2.875cm" svg:height="0.616cm" svg:x="18.445cm" svg:y="14.338cm">
          <text:p text:style-name="P3"><text:span text:style-name="T2">View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xml:id="id39" draw:id="id39" draw:layer="layout" svg:width="2.875cm" svg:height="0.485cm" svg:x="18.445cm" svg:y="15.191cm">
          <text:p text:style-name="P3"><text:span text:style-name="T2">Create</text:span></text:p>
          <draw:enhanced-geometry svg:viewBox="0 0 21600 21600" draw:type="rectangle" draw:enhanced-path="M 0 0 L 21600 0 21600 21600 0 21600 0 0 Z N"/>
        </draw:custom-shape>
        <draw:custom-shape draw:style-name="gr64" draw:text-style-name="P4" xml:id="id40" draw:id="id40" draw:layer="layout" svg:width="2.875cm" svg:height="0.615cm" svg:x="18.445cm" svg:y="15.882cm">
          <text:p text:style-name="P4"><text:span text:style-name="T2">Archive</text:span></text:p>
          <draw:enhanced-geometry svg:viewBox="0 0 21600 21600" draw:type="rectangle" draw:enhanced-path="M 0 0 L 21600 0 21600 21600 0 21600 0 0 Z N"/>
        </draw:custom-shape>
        <draw:connector draw:style-name="gr65" draw:text-style-name="P5" draw:layer="layout" svg:x1="16.875cm" svg:y1="15.431cm" svg:x2="18.445cm" svg:y2="14.646cm" draw:start-shape="id34" draw:start-glue-point="1" draw:end-shape="id38" draw:end-glue-point="3" svg:d="M16875 15431h785v-785h785" svg:viewBox="0 0 1571 786">
          <text:p/>
        </draw:connector>
        <draw:connector draw:style-name="gr66" draw:text-style-name="P5" draw:layer="layout" svg:x1="16.875cm" svg:y1="15.431cm" svg:x2="18.445cm" svg:y2="15.433cm" draw:start-shape="id34" draw:start-glue-point="1" draw:end-shape="id39" draw:end-glue-point="3" svg:d="M16875 15431h785v2h785" svg:viewBox="0 0 1571 3">
          <text:p/>
        </draw:connector>
        <draw:connector draw:style-name="gr67" draw:text-style-name="P5" draw:layer="layout" svg:x1="16.875cm" svg:y1="15.431cm" svg:x2="18.445cm" svg:y2="16.189cm" draw:start-shape="id34" draw:start-glue-point="1" draw:end-shape="id40" draw:end-glue-point="3" svg:d="M16875 15431h785v758h785" svg:viewBox="0 0 1571 759">
          <text:p/>
        </draw:connector>
        <draw:custom-shape draw:style-name="gr31" draw:text-style-name="P3" xml:id="id41" draw:id="id41" draw:layer="layout" svg:width="2.858cm" svg:height="0.616cm" svg:x="17.769cm" svg:y="9.996cm">
          <text:p text:style-name="P3"><text:span text:style-name="T2">Memo</text:span></text:p>
          <draw:enhanced-geometry svg:viewBox="0 0 21600 21600" draw:type="rectangle" draw:enhanced-path="M 0 0 L 21600 0 21600 21600 0 21600 0 0 Z N"/>
        </draw:custom-shape>
        <draw:connector draw:style-name="gr68" draw:text-style-name="P1" draw:layer="layout" svg:x1="15.474cm" svg:y1="10.291cm" svg:x2="17.769cm" svg:y2="10.304cm" draw:start-shape="id14" draw:start-glue-point="1" draw:end-shape="id41" draw:end-glue-point="3" svg:d="M15474 10291h1147v13h1148" svg:viewBox="0 0 2296 14">
          <text:p/>
        </draw:connector>
      </draw:page>
      <draw:page draw:name="page2" draw:style-name="dp1" draw:master-page-name="Default">
        <draw:custom-shape draw:style-name="gr69" draw:text-style-name="P1" xml:id="id42" draw:id="id42" draw:layer="layout" svg:width="0.318cm" svg:height="0.317cm" svg:x="2.172cm" svg:y="4.15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0" draw:text-style-name="P9" xml:id="id43" draw:id="id43" draw:layer="layout" svg:width="2.658cm" svg:height="0.635cm" svg:x="4.127cm" svg:y="1.743cm">
          <text:p text:style-name="P8"><text:span text:style-name="T6">Users</text:span></text:p>
          <draw:enhanced-geometry svg:viewBox="0 0 21600 21600" draw:type="rectangle" draw:enhanced-path="M 0 0 L 21600 0 21600 21600 0 21600 0 0 Z N"/>
        </draw:custom-shape>
        <draw:custom-shape draw:style-name="gr70" draw:text-style-name="P9" xml:id="id44" draw:id="id44" draw:layer="layout" svg:width="2.658cm" svg:height="0.635cm" svg:x="4.127cm" svg:y="2.795cm">
          <text:p text:style-name="P8"><text:span text:style-name="T6">Groups</text:span></text:p>
          <draw:enhanced-geometry svg:viewBox="0 0 21600 21600" draw:type="rectangle" draw:enhanced-path="M 0 0 L 21600 0 21600 21600 0 21600 0 0 Z N"/>
        </draw:custom-shape>
        <draw:custom-shape draw:style-name="gr70" draw:text-style-name="P9" xml:id="id45" draw:id="id45" draw:layer="layout" svg:width="2.658cm" svg:height="0.635cm" svg:x="4.127cm" svg:y="3.998cm">
          <text:p text:style-name="P8"><text:span text:style-name="T6">Permissions</text:span></text:p>
          <draw:enhanced-geometry svg:viewBox="0 0 21600 21600" draw:type="rectangle" draw:enhanced-path="M 0 0 L 21600 0 21600 21600 0 21600 0 0 Z N"/>
        </draw:custom-shape>
        <draw:connector draw:style-name="gr71" draw:text-style-name="P5" draw:layer="layout" svg:x1="2.49cm" svg:y1="4.312cm" svg:x2="4.127cm" svg:y2="2.06cm" draw:start-shape="id42" draw:start-glue-point="10" draw:end-shape="id43" draw:end-glue-point="3" svg:d="M2490 4312h819v-2252h818" svg:viewBox="0 0 1638 2253">
          <text:p/>
        </draw:connector>
        <draw:connector draw:style-name="gr72" draw:text-style-name="P5" draw:layer="layout" svg:x1="2.49cm" svg:y1="4.312cm" svg:x2="4.127cm" svg:y2="3.112cm" draw:start-shape="id42" draw:start-glue-point="10" draw:end-shape="id44" draw:end-glue-point="3" svg:d="M2490 4312h819v-1200h818" svg:viewBox="0 0 1638 1201">
          <text:p/>
        </draw:connector>
        <draw:connector draw:style-name="gr73" draw:text-style-name="P5" draw:layer="layout" svg:x1="2.49cm" svg:y1="4.312cm" svg:x2="4.127cm" svg:y2="4.315cm" draw:start-shape="id42" draw:start-glue-point="10" draw:end-shape="id45" draw:end-glue-point="3" svg:d="M2490 4312h819v3h818" svg:viewBox="0 0 1638 4">
          <text:p/>
        </draw:connector>
        <draw:custom-shape draw:style-name="gr74" draw:text-style-name="P11" xml:id="id46" draw:id="id46" draw:layer="layout" svg:width="3.492cm" svg:height="1.43cm" svg:x="8.098cm" svg:y="1.343cm">
          <text:p text:style-name="P1"><text:span text:style-name="T6">User Group</text:span></text:p>
          <text:list text:style-name="L2">
            <text:list-item>
              <text:p text:style-name="P10"><text:span text:style-name="T7">#user_id</text:span></text:p>
            </text:list-item>
            <text:list-item>
              <text:p text:style-name="P10"><text:span text:style-name="T7">#group_id</text:span></text:p>
            </text:list-item>
            <text:list-item>
              <text:p text:style-name="P10"><text:span text:style-name="T7">is_active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5" draw:text-style-name="P12" xml:id="id47" draw:id="id47" draw:layer="layout" svg:width="3.48cm" svg:height="2.058cm" svg:x="8.11cm" svg:y="3.28cm">
          <text:list text:style-name="L3">
            <text:list-header>
              <text:p text:style-name="P10"><text:span text:style-name="T6">Group Permission</text:span></text:p>
            </text:list-header>
            <text:list-item>
              <text:p text:style-name="P10"><text:span text:style-name="T7">#group_id</text:span></text:p>
            </text:list-item>
            <text:list-item>
              <text:p text:style-name="P10"><text:span text:style-name="T7">#permission_id</text:span></text:p>
            </text:list-item>
            <text:list-item>
              <text:p text:style-name="P10"><text:span text:style-name="T7">#module_id</text:span></text:p>
            </text:list-item>
            <text:list-item>
              <text:p text:style-name="P10"><text:span text:style-name="T7">is_public</text:span><text:span text:style-name="T7"><text:tab/></text:span></text:p>
            </text:list-item>
            <text:list-item>
              <text:p text:style-name="P10"><text:span text:style-name="T7">is_allowed</text:span></text:p>
            </text:list-item>
            <text:list-item>
              <text:p text:style-name="P10"><text:span text:style-name="T7">is_active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76" draw:text-style-name="P5" draw:layer="layout" svg:x1="6.785cm" svg:y1="2.06cm" svg:x2="8.098cm" svg:y2="2.058cm" draw:start-shape="id43" draw:start-glue-point="1" draw:end-shape="id46" draw:end-glue-point="3" svg:d="M6785 2060h657v-2h656" svg:viewBox="0 0 1314 3">
          <text:p/>
        </draw:connector>
        <draw:connector draw:style-name="gr77" draw:text-style-name="P5" draw:layer="layout" svg:x1="6.785cm" svg:y1="3.112cm" svg:x2="8.098cm" svg:y2="2.058cm" draw:start-shape="id44" draw:start-glue-point="1" draw:end-shape="id46" draw:end-glue-point="3" svg:d="M6785 3112h657v-1054h656" svg:viewBox="0 0 1314 1055">
          <text:p/>
        </draw:connector>
        <draw:connector draw:style-name="gr78" draw:text-style-name="P5" draw:layer="layout" svg:x1="6.785cm" svg:y1="3.112cm" svg:x2="8.11cm" svg:y2="4.309cm" draw:start-shape="id44" draw:start-glue-point="1" draw:end-shape="id47" draw:end-glue-point="3" svg:d="M6785 3112h663v1197h662" svg:viewBox="0 0 1326 1198">
          <text:p/>
        </draw:connector>
        <draw:connector draw:style-name="gr79" draw:text-style-name="P5" draw:layer="layout" svg:x1="6.785cm" svg:y1="4.315cm" svg:x2="8.11cm" svg:y2="4.309cm" draw:start-shape="id45" draw:start-glue-point="1" draw:end-shape="id47" draw:end-glue-point="3" svg:d="M6785 4315h663v-6h662" svg:viewBox="0 0 1326 7">
          <text:p/>
        </draw:connector>
        <draw:custom-shape draw:style-name="gr70" draw:text-style-name="P9" xml:id="id48" draw:id="id48" draw:layer="layout" svg:width="2.658cm" svg:height="0.635cm" svg:x="4.127cm" svg:y="6.3cm">
          <text:p text:style-name="P8"><text:span text:style-name="T6">Menu</text:span></text:p>
          <draw:enhanced-geometry svg:viewBox="0 0 21600 21600" draw:type="rectangle" draw:enhanced-path="M 0 0 L 21600 0 21600 21600 0 21600 0 0 Z N"/>
        </draw:custom-shape>
        <draw:connector draw:style-name="gr80" draw:text-style-name="P5" draw:layer="layout" svg:x1="2.49cm" svg:y1="4.312cm" svg:x2="4.127cm" svg:y2="6.617cm" draw:start-shape="id42" draw:start-glue-point="10" draw:end-shape="id48" draw:end-glue-point="3" svg:d="M2490 4312h819v2305h818" svg:viewBox="0 0 1638 2306">
          <text:p/>
        </draw:connector>
        <draw:custom-shape draw:style-name="gr81" draw:text-style-name="P14" xml:id="id49" draw:id="id49" draw:layer="layout" svg:width="3.492cm" svg:height="1.657cm" svg:x="8.12cm" svg:y="5.783cm">
          <text:list text:style-name="L2">
            <text:list-header>
              <text:p text:style-name="P13"><text:span text:style-name="T6">Menu Access</text:span></text:p>
            </text:list-header>
            <text:list-item>
              <text:p text:style-name="P13"><text:span text:style-name="T8">#menu_id</text:span></text:p>
            </text:list-item>
            <text:list-item>
              <text:p text:style-name="P13"><text:span text:style-name="T8">#group_id</text:span></text:p>
            </text:list-item>
            <text:list-item>
              <text:p text:style-name="P13"><text:span text:style-name="T8">#module_id</text:span></text:p>
            </text:list-item>
            <text:list-item>
              <text:p text:style-name="P13"><text:span text:style-name="T8">is_allowed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82" draw:text-style-name="P5" draw:layer="layout" svg:x1="6.785cm" svg:y1="6.617cm" svg:x2="8.12cm" svg:y2="6.611cm" draw:start-shape="id48" draw:start-glue-point="1" draw:end-shape="id49" draw:end-glue-point="3" svg:d="M6785 6617h668v-6h667" svg:viewBox="0 0 1336 7">
          <text:p/>
        </draw:connector>
        <draw:connector draw:style-name="gr83" draw:text-style-name="P5" draw:layer="layout" svg:x1="6.785cm" svg:y1="3.112cm" svg:x2="11.612cm" svg:y2="6.611cm" draw:start-shape="id44" draw:start-glue-point="1" draw:end-shape="id49" draw:end-glue-point="1" svg:d="M6785 3112h5328v3499h-501" svg:viewBox="0 0 5329 3500">
          <text:p/>
        </draw:connector>
        <draw:custom-shape draw:style-name="gr70" draw:text-style-name="P9" xml:id="id50" draw:id="id50" draw:layer="layout" svg:width="2.658cm" svg:height="0.635cm" svg:x="4.127cm" svg:y="5.145cm">
          <text:p text:style-name="P8"><text:span text:style-name="T6">Module</text:span></text:p>
          <draw:enhanced-geometry svg:viewBox="0 0 21600 21600" draw:type="rectangle" draw:enhanced-path="M 0 0 L 21600 0 21600 21600 0 21600 0 0 Z N"/>
        </draw:custom-shape>
        <draw:connector draw:style-name="gr84" draw:text-style-name="P5" draw:layer="layout" svg:x1="6.785cm" svg:y1="5.462cm" svg:x2="8.11cm" svg:y2="4.309cm" draw:start-shape="id50" draw:start-glue-point="1" draw:end-shape="id47" draw:end-glue-point="3" svg:d="M6785 5462h663v-1153h662" svg:viewBox="0 0 1326 1154">
          <text:p/>
        </draw:connector>
        <draw:connector draw:style-name="gr85" draw:text-style-name="P5" draw:layer="layout" svg:x1="2.49cm" svg:y1="4.312cm" svg:x2="4.127cm" svg:y2="5.462cm" draw:start-shape="id42" draw:start-glue-point="10" draw:end-shape="id50" draw:end-glue-point="3" svg:d="M2490 4312h819v1150h818" svg:viewBox="0 0 1638 1151">
          <text:p/>
        </draw:connector>
        <draw:connector draw:style-name="gr86" draw:text-style-name="P5" draw:layer="layout" svg:x1="6.785cm" svg:y1="5.462cm" svg:x2="8.12cm" svg:y2="6.611cm" draw:start-shape="id50" draw:start-glue-point="1" draw:end-shape="id49" draw:end-glue-point="3" svg:d="M6785 5462h668v1149h667" svg:viewBox="0 0 1336 1150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70" draw:display-name="Arrowheads 70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D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73cm" fo:margin-bottom="0.475cm" fo:margin-left="0.435cm" fo:margin-right="0.606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06T16:57:46.376000000</meta:creation-date>
    <dc:date>2022-07-09T22:53:14.534000000</dc:date>
    <meta:editing-duration>PT1H48M36S</meta:editing-duration>
    <meta:editing-cycles>15</meta:editing-cycles>
    <meta:generator>LibreOffice/7.2.4.1$Windows_X86_64 LibreOffice_project/27d75539669ac387bb498e35313b970b7fe9c4f9</meta:generator>
    <meta:document-statistic meta:object-count="108"/>
  </office:meta>
</office:document-meta>
</file>